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7eae96" style:font-size-asian="32pt" style:font-weight-asian="bold" style:font-size-complex="32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paragraph-rsid="00ad77ef" style:font-size-asian="14pt" style:font-size-complex="14pt"/>
    </style:style>
    <style:style style:name="P6" style:family="paragraph" style:parent-style-name="Standard">
      <style:text-properties fo:font-size="14pt" officeooo:rsid="00ceb156" officeooo:paragraph-rsid="00ceb156" style:font-size-asian="14pt" style:font-size-complex="14pt"/>
    </style:style>
    <style:style style:name="P7" style:family="paragraph" style:parent-style-name="Standard">
      <style:text-properties fo:font-size="14pt" officeooo:rsid="00cf28d7" officeooo:paragraph-rsid="00cf28d7" style:font-size-asian="14pt" style:font-size-complex="14pt"/>
    </style:style>
    <style:style style:name="P8" style:family="paragraph" style:parent-style-name="Standard">
      <style:text-properties fo:font-size="14pt" officeooo:paragraph-rsid="00d1546b" style:font-size-asian="14pt" style:font-size-complex="14pt"/>
    </style:style>
    <style:style style:name="P9" style:family="paragraph" style:parent-style-name="Standard">
      <style:text-properties fo:font-size="14pt" officeooo:rsid="00d1546b" officeooo:paragraph-rsid="00d1546b" style:font-size-asian="14pt" style:font-size-complex="14pt"/>
    </style:style>
    <style:style style:name="P10" style:family="paragraph" style:parent-style-name="Standard">
      <style:text-properties fo:font-size="14pt" officeooo:rsid="00d314cc" officeooo:paragraph-rsid="00d3d077" style:font-size-asian="14pt" style:font-size-complex="14pt"/>
    </style:style>
    <style:style style:name="P11" style:family="paragraph" style:parent-style-name="Standard">
      <style:text-properties fo:font-size="14pt" officeooo:rsid="00b75b45" officeooo:paragraph-rsid="00b75b45" style:font-size-asian="14pt" style:font-size-complex="14pt"/>
    </style:style>
    <style:style style:name="P12" style:family="paragraph" style:parent-style-name="Standard">
      <style:text-properties fo:font-size="14pt" officeooo:rsid="00d96199" officeooo:paragraph-rsid="00d96199" style:font-size-asian="14pt" style:font-size-complex="14pt"/>
    </style:style>
    <style:style style:name="P13" style:family="paragraph" style:parent-style-name="Standard">
      <style:text-properties fo:font-size="14pt" officeooo:paragraph-rsid="00d96199" style:font-size-asian="14pt" style:font-size-complex="14pt"/>
    </style:style>
    <style:style style:name="P14" style:family="paragraph" style:parent-style-name="Standard">
      <style:text-properties fo:font-size="14pt" officeooo:rsid="00da38ab" officeooo:paragraph-rsid="00da38ab" style:font-size-asian="14pt" style:font-size-complex="14pt"/>
    </style:style>
    <style:style style:name="P15" style:family="paragraph" style:parent-style-name="Standard">
      <style:text-properties fo:font-size="14pt" officeooo:paragraph-rsid="00da38ab" style:font-size-asian="14pt" style:font-size-complex="14pt"/>
    </style:style>
    <style:style style:name="P16" style:family="paragraph" style:parent-style-name="Standard">
      <style:text-properties fo:font-size="14pt" officeooo:rsid="00db0bb9" officeooo:paragraph-rsid="00db0bb9" style:font-size-asian="14pt" style:font-size-complex="14pt"/>
    </style:style>
    <style:style style:name="P17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officeooo:paragraph-rsid="00ad77ef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officeooo:paragraph-rsid="00d1546b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0pt" fo:font-weight="bold" officeooo:paragraph-rsid="00d96199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0pt" fo:font-weight="bold" officeooo:paragraph-rsid="00da38ab" style:font-size-asian="20pt" style:font-weight-asian="bold" style:font-size-complex="20pt" style:font-weight-complex="bold"/>
    </style:style>
    <style:style style:name="P23" style:family="paragraph" style:parent-style-name="Standard">
      <style:text-properties style:text-position="0% 100%" fo:font-size="14pt" fo:font-weight="normal" officeooo:rsid="00ccc2e0" officeooo:paragraph-rsid="00cf28d7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text-position="0% 100%" fo:font-size="14pt" fo:font-weight="normal" officeooo:rsid="00d3d077" officeooo:paragraph-rsid="00d3d077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text-position="0% 100%" fo:font-size="14pt" fo:font-weight="normal" officeooo:rsid="00d314cc" officeooo:paragraph-rsid="00d3d077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text-position="0% 100%" fo:font-size="14pt" fo:font-weight="normal" officeooo:rsid="00d4c7f9" officeooo:paragraph-rsid="00d4c7f9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text-position="0% 100%" fo:font-size="14pt" fo:font-weight="normal" officeooo:rsid="00d4c7f9" officeooo:paragraph-rsid="00d4e372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text-position="0% 100%" fo:font-size="14pt" fo:font-weight="normal" officeooo:rsid="00d5f1b3" officeooo:paragraph-rsid="00d5f1b3" style:font-size-asian="14pt" style:font-weight-asian="normal" style:font-size-complex="14pt" style:font-weight-complex="normal"/>
    </style:style>
    <style:style style:name="P29" style:family="paragraph" style:parent-style-name="Standard" style:list-style-name="L1">
      <style:text-properties fo:font-size="14pt" officeooo:rsid="00d96199" officeooo:paragraph-rsid="00d96199" style:font-size-asian="14pt" style:font-size-complex="14pt"/>
    </style:style>
    <style:style style:name="P30" style:family="paragraph" style:parent-style-name="Standard" style:list-style-name="L2">
      <style:text-properties fo:font-size="14pt" officeooo:rsid="00d1546b" officeooo:paragraph-rsid="00d1546b" style:font-size-asian="14pt" style:font-size-complex="14pt"/>
    </style:style>
    <style:style style:name="P31" style:family="paragraph" style:parent-style-name="Standard">
      <style:text-properties fo:font-size="14pt" officeooo:paragraph-rsid="00dd61a7" style:font-size-asian="14pt" style:font-size-complex="14pt"/>
    </style:style>
    <style:style style:name="P32" style:family="paragraph" style:parent-style-name="Standard">
      <style:text-properties style:text-position="0% 100%" fo:font-size="14pt" style:text-underline-style="none" fo:font-weight="normal" officeooo:rsid="005971cc" officeooo:paragraph-rsid="00dd61a7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text-position="0% 100%" fo:font-size="14pt" fo:font-weight="normal" officeooo:rsid="00d7a0b1" officeooo:paragraph-rsid="00dd61a7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text-position="0% 100%" fo:font-size="14pt" fo:font-weight="normal" officeooo:rsid="00dd61a7" officeooo:paragraph-rsid="00dd61a7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text-position="0% 100%" fo:font-size="14pt" fo:font-weight="normal" officeooo:rsid="00de16f9" officeooo:paragraph-rsid="00de16f9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20pt" fo:font-weight="bold" officeooo:paragraph-rsid="00dd61a7" style:font-size-asian="20pt" style:font-weight-asian="bold" style:font-size-complex="20pt" style:font-weight-complex="bold"/>
    </style:style>
    <style:style style:name="T1" style:family="text">
      <style:text-properties officeooo:rsid="0091e28d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style:text-position="0% 100%" fo:font-weight="normal" officeooo:rsid="00d3d077" style:font-weight-asian="normal" style:font-weight-complex="normal"/>
    </style:style>
    <style:style style:name="T4" style:family="text">
      <style:text-properties officeooo:rsid="00cd4f38"/>
    </style:style>
    <style:style style:name="T5" style:family="text">
      <style:text-properties officeooo:rsid="00ceb156"/>
    </style:style>
    <style:style style:name="T6" style:family="text">
      <style:text-properties officeooo:rsid="00cf28d7"/>
    </style:style>
    <style:style style:name="T7" style:family="text">
      <style:text-properties officeooo:rsid="00d1546b"/>
    </style:style>
    <style:style style:name="T8" style:family="text">
      <style:text-properties officeooo:rsid="00d4c7f9"/>
    </style:style>
    <style:style style:name="T9" style:family="text">
      <style:text-properties officeooo:rsid="00d4e372"/>
    </style:style>
    <style:style style:name="T10" style:family="text">
      <style:text-properties style:text-position="super 58%"/>
    </style:style>
    <style:style style:name="T11" style:family="text">
      <style:text-properties officeooo:rsid="00d96199"/>
    </style:style>
    <style:style style:name="T12" style:family="text">
      <style:text-properties officeooo:rsid="00da38ab"/>
    </style:style>
    <style:style style:name="T13" style:family="text">
      <style:text-properties officeooo:rsid="00dd61a7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dd6fdf" style:font-style-asian="normal" style:font-style-complex="normal"/>
    </style:style>
    <style:style style:name="T17" style:family="text">
      <style:text-properties fo:font-style="normal" officeooo:rsid="00de16f9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ataxe-64</text:p>
      <text:p text:style-name="P3"><text:span text:style-name="T4">HPMI based on PMULUDQ</text:span>.</text:p>
      <text:p text:style-name="P1">Richard Parker <text:span text:style-name="T4">23.10</text:span>.201<text:span text:style-name="T1">7</text:span></text:p>
      <text:p text:style-name="P17"/>
      <text:p text:style-name="P18">Section 1 – Introduction</text:p>
      <text:p text:style-name="P4"/>
      <text:p text:style-name="P11">This document is a fairly serious attempt to specify <text:span text:style-name="T5">an HPMI implementation based on the pmuludq instruction. <text:s/>This vector instruction (AVX-2) multiplies four pairs of 32-bit numbers to produce a 64-bit result, and by accumulating these, and doing occasional adequate reduction, an implementation good up to about 28-bit primes, executing about four elementary operations per clock on AVX-2, should be possible</text:span>.</text:p>
      <text:p text:style-name="P11"/>
      <text:p text:style-name="P12">More specifically, the BwaMad routine multiplies two 64x64 matrices of 32-bit numbers, adding the result into a 64x64 result matrix. <text:s/>Much of the general scheme is now clear, but the following issues remain outstanding.</text:p>
      <text:p text:style-name="P12"/>
      <text:list xml:id="list988290343208400392" text:style-name="L1">
        <text:list-item>
          <text:p text:style-name="P29">It is best to store the result in 64-bit integers (thereby saving the time to reduce the result down to 32-bits) or is it better to perform this reduction (thereby saving the memory bandwidth and cache-space).</text:p>
        </text:list-item>
        <text:list-item>
          <text:p text:style-name="P29">It it possible to take advantage of sparsity (large blocks of zeros in A or B or both) to reduce the amount of work to be done without too much loss of time recovering from mispredicted branches.</text:p>
        </text:list-item>
      </text:list>
      <text:p text:style-name="P12"/>
      <text:p text:style-name="P12">This latter question is of fundamental importance to the design, and must be resolved before things can progress much further.</text:p>
      <text:p text:style-name="P12"/>
      <text:p text:style-name="P21">Section <text:span text:style-name="T11">2</text:span> – <text:span text:style-name="T11">Sparsity in matrix A.</text:span></text:p>
      <text:p text:style-name="P13"/>
      <text:p text:style-name="P12">In the case of smaller primes, there is a "skip/terminate" byte used to increment the C-pointer and to tell when the block is completed. <text:s/>The expected organization of this HPMI implementation is different, in that the same block of C is used for a large number of A-blocks, so the skip/terminate must be added to the "B" pointer, not the "C" one. <text:s/>Nevertheless it seems that (with this change incorporated) the same sort of trick is available, with the unpredictable branch at the end of the string only. <text:s/>Let's look at this in a bit more detail.</text:p>
      <text:p text:style-name="P12"/>
      <text:p text:style-name="P12">The block multiply taking place (in AVX-2 anyway) is of a 4x2 block of A, times a 2x8 block of B adding into a 4x8 block of C.<text:span text:style-name="T12"> <text:s/>The next block will be the next 4x2 block of A (to the right of the previous one) times the next 2x8 block of B adding into the same 4x8 block of C. <text:s/>Hence if the A-block is zero, we can skip some B-blocks.</text:span></text:p>
      <text:p text:style-name="P12"><text:soft-page-break/></text:p>
      <text:p text:style-name="P14">This implies that, for the expected type of Aftm, the shape of the A-block (4x2) is fixed, and different technologies (NEH, CAN) would only be able to vary the number of columns of the block of B/C (the number 8 in the previous description).</text:p>
      <text:p text:style-name="P14"/>
      <text:p text:style-name="P14">Hence we begin to see that Afmt can usefully be a skip/terminate byte (or word if we want to keep things aligned) followed by the next non-zero 4x2 block.</text:p>
      <text:p text:style-name="P14"/>
      <text:p text:style-name="P16">As a block multiply is 4x2 X 2x8 -&gt; 4x8, this is about 16 clocks, and there would be 32 of these along the row. <text:s/>This is only about 500 clocks, so the misprediction of the branch is about 4% - within the acceptable range, but only just. <text:s/>It would be preferable if the rows of A were a bit longer.</text:p>
      <text:p text:style-name="P16"/>
      <text:p text:style-name="P16">Another annoying feature is that, in the HPMI spec as it is at present, the Afmt must be able to handle an arbitrary number of rows. <text:s/>NZ0 is allowed to take any integral value, so that we must somehow be able to manage fewer than four rows of A/C without reading or writing outside the area of Cfmt.</text:p>
      <text:p text:style-name="P14"/>
      <text:p text:style-name="P22">Section <text:span text:style-name="T12">3</text:span> – <text:span text:style-name="T11">Sparsity in matrix B.</text:span></text:p>
      <text:p text:style-name="P15"/>
      <text:p text:style-name="P14">The sparsity of matrix B can be used to some extent. <text:s/>We may prefix a complete column of B (of 2x8 blocks, hence a 64x8 block in all) by a skip/terminate word specifying how many blocks of C (also 64x8) to skip. <text:s/></text:p>
      <text:p text:style-name="P12"/>
      <text:p text:style-name="P19">Section <text:span text:style-name="T12">4</text:span> – <text:span text:style-name="T5">BwaMad.</text:span></text:p>
      <text:p text:style-name="P5"/>
      <text:p text:style-name="P6">As always, we start the design process with the BwaMad routine. <text:s/>Our aim is that the very core of the loop consists of a PMULUDQ instruction (P0, latency 5, reciprocal throughput 1 on Haswell) and a PADDQ (P15 latency 1, reciprocal throughput 0.1) to accumulate the results. <text:s/><text:span text:style-name="T6">As the</text:span> PMULUDQ instruction actually takes 32-bit inputs suitably spaced out, we must consider whether the Afmt is 32-bit or 64-bit, whether the BWA has 32 or 64-bit values, and whether we are going to reduce the result sufficiently to store Cfmt in 32-bits at the end. <text:s/>As grease is not in use, there is the opportunity to use the many AVX (or SSE) registers to avoid many of the loads, so that once a register is loaded it is used several times.<text:span text:style-name="T6"> <text:s/>Yet a further question is whether a single PMULUDQ is pertaining to one or many entries for matrix C. <text:s/>We are clearly going to need to answer these questions before we can get much further, and the choice between them seems like a well-defined question - for which method does BwaMad run fastest?</text:span></text:p>
      <text:p text:style-name="P6"/>
      <text:p text:style-name="P7">We probably also want to look ahead to Skylake (where PMULUDQ is P01 latency 5 reciprocal throughput 0.5 and PADDQ is P015 latency 1 reciprocal throughput 0.33) and AVX-512 (with 512-bit registers, and 32 of them) as these are substantial differences, making the i9 a very good target for this system.</text:p>
      <text:p text:style-name="P7"><text:soft-page-break/></text:p>
      <text:p text:style-name="P20">Section <text:span text:style-name="T12">5</text:span> – <text:span text:style-name="T7">First Shot - a Straw Man.</text:span></text:p>
      <text:p text:style-name="P8"/>
      <text:p text:style-name="P9">Assume</text:p>
      <text:p text:style-name="P9"/>
      <text:list xml:id="list7354453392587917331" text:style-name="L2">
        <text:list-item>
          <text:p text:style-name="P30">the BWA is a 64x64 array of 32-bit numbers.</text:p>
        </text:list-item>
        <text:list-item>
          <text:p text:style-name="P30">Afmt is also a list of 32-bit numbers</text:p>
        </text:list-item>
        <text:list-item>
          <text:p text:style-name="P30">Cfmt is a list of 32 or 64-bit numbers</text:p>
        </text:list-item>
        <text:list-item>
          <text:p text:style-name="P30">We duplicate an A-entry across the vector register</text:p>
        </text:list-item>
      </text:list>
      <text:p text:style-name="P23"/>
      <text:p text:style-name="P24">We can use every load three times (so perhaps we work with 63x63 matrices!)</text:p>
      <text:p text:style-name="P24">This needs nine registers for C, three for B and one for A.</text:p>
      <text:p text:style-name="P24"/>
      <text:p text:style-name="P10"><text:span text:style-name="T2">111</text:span><text:span text:style-name="T3"> </text:span><text:span text:style-name="T2"><text:s text:c="2"/>112 <text:s text:c="2"/>113 <text:s text:c="2"/>211 <text:s/></text:span><text:span text:style-name="T3"><text:s/></text:span><text:span text:style-name="T2">212 <text:s text:c="2"/>213 <text:s text:c="2"/>311 </text:span><text:span text:style-name="T3"><text:s text:c="2"/></text:span><text:span text:style-name="T2">312 </text:span><text:span text:style-name="T3"><text:s/></text:span><text:span text:style-name="T2"><text:s/>313</text:span></text:p>
      <text:p text:style-name="P25"/>
      <text:p text:style-name="P24">This needs 12 bytes of Afmt and is doing nine multiplies and nine additions. <text:s/>We'd probably like to keep the Afmt in cache, so it makes sense to do something like a 63x63x63, with matrices 16+16+32K (fitting easily into L2).</text:p>
      <text:p text:style-name="P24"/>
      <text:p text:style-name="P24">So . . . how do we get 4 bytes of matrix A into alternate positions in the registers?<text:span text:style-name="T8"> <text:s/>It looks like the answer is going to depend on whether we are using AVX-2.</text:span></text:p>
      <text:p text:style-name="P24"/>
      <text:p text:style-name="P26">With AVX-2 there are several options.</text:p>
      <text:p text:style-name="P26"/>
      <text:p text:style-name="P26">The fastest is probably to use VPBROADCASTQ straight from memory (P23, latency 5, <text:s/>reciprocal throughput 0.5), but this requires Afmt to be 64-bits, which may be an issue for cache-usage and memory bandwidth.</text:p>
      <text:p text:style-name="P26">Another idea is to use VPERMQ (P5 latency 1 reciprocal throughput 1) to fetch any one of four words at 64-bit length from an already loaded register containing four of them. <text:s/>This register could be loaded using VPMOVZXDQ (P5 latency 1 reciprocal throughput 1) to get four of them from 32-bit Afmt.</text:p>
      <text:p text:style-name="P26"/>
      <text:p text:style-name="P27">With SSE<text:span text:style-name="T9">, PSHUFD (P05, latency 1 reciprocal throughput 0.5) <text:s/>can be used much like the VPERMQ, and the PMOVZXDQ (P05, latency 1 but reciprocal throughput 1).</text:span> </text:p>
      <text:p text:style-name="P27"/>
      <text:p text:style-name="P28">Another issue is that we'd ideally like to keep the data for adequate reduction in registers. <text:s/>In pcbmas there are four of these - shift, mask, bias and 2^S % p - but if we want to use the 3x3 method, this uses 9 for C, 3 for B, 1 for A and 1 for the result of each multiplication making 14 so far, and there are therefore only two left. <text:s/>However, we are only adding, not subtracting, so there is no need for a bias, and the PSRLQ instruction actually saves a mu-op and a register, but requires the shift to be constant (which is probably OK). <text:s/>We therefore need to choose a global shift (and hence also mask) that allows the prime to be as large as possible, but we first need to know how often we are performing adequate reduction. <text:s/>Nevertheless it seems clear that we can <text:soft-page-break/>hold the mask in one spare register and 2^s % p in the other one, fully utilizing all 16 registers. <text:s/>Hopefully the need for another one won't arise!</text:p>
      <text:p text:style-name="P28"/>
      <text:p text:style-name="P33">Let's now get a first feel for the memory access requirements. <text:s/>A 64x64x64 is (AVX-2) doing 2<text:span text:style-name="T10">16</text:span> vpmuludq instructions and needs to access at most 64K, or 64 multiples per cache-line. </text:p>
      <text:p text:style-name="P33"/>
      <text:p text:style-name="P36">Section <text:span text:style-name="T13">6</text:span> – <text:span text:style-name="T13">Partial blocks in Afmt.</text:span></text:p>
      <text:p text:style-name="P31"/>
      <text:p text:style-name="P34">At present, the HPMI specifies that the Afmt for a column of <text:span text:style-name="T14">nor</text:span><text:span text:style-name="T15"> alcoves shall occupy at most 1+nor*alcovebytes of space, and this is not very suitable for a design where rows are put into blocks of four. <text:s/>We must clearly have </text:span><text:span text:style-name="T14">alcovebytes</text:span><text:span text:style-name="T15"> to be at least nine, as each 4x2 block needs at least 33 bytes - 32 bytes for the data plus one for skip/terminate - so that an </text:span><text:span text:style-name="T14">alcovebytes</text:span><text:span text:style-name="T15"> of 8 is not enough. <text:s/>I think we need to specify four different terminate bytes, depending on whether the last block is 3, 2, 1 or 0 rows long. <text:s/>Hence the DtoA and also the BwaMad need to handle these tricky end-of-matrix cases. <text:s/></text:span><text:span text:style-name="T16">L</text:span><text:span text:style-name="T15">et's check to see if there is an alternative. <text:s/>The "natural" way to do Afmt would be to have each alcove being from a single row.</text:span><text:span text:style-name="T16"> <text:s/>That way we would have to load the chunk of matrix B for every row of A, so that the minimal core operation would increase from (say) 2.5 mu-ops to 3 mu-ops, being P23, P0 and P15 on Haswell. <text:s/>We could readily increase the number of registers of B/C done for each piece of A, but the result would be something like 1/8 + 1/1 rather than 1/4 + 1/2 (or even 1/3 + 1/3). <text:s/>This would not be terrible, but it would be nice to know how to do better. <text:s/>Suppose we tried to process two rows of Afmt at once? <text:s/></text:span><text:span text:style-name="T17">No . . . I can't see how to do that.</text:span></text:p>
      <text:p text:style-name="P34"><text:span text:style-name="T17"/></text:p>
      <text:p text:style-name="P35"><text:span text:style-name="T15">In any case, our objective is to do as much work as possible at Afmt conversion time, and if we want (as we ideally do) to have Afmt as a collection of 4x2 blocks, we can rely on the misaligned efficiency of modern chips and have the four terminate-byte values done properly - 255 means end, 254 means one row then end, 253 2 rows and 252 three rows.</text:span></text:p>
      <text:p text:style-name="P35"><text:span text:style-name="T15"/></text:p>
      <text:p text:style-name="P35"><text:span text:style-name="T15">A more serious problem is that the data is in the wrong order!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7-10-23T21:26:50.250919343</dc:date>
    <meta:editing-duration>P4DT7H23M53S</meta:editing-duration>
    <meta:editing-cycles>422</meta:editing-cycles>
    <meta:generator>LibreOffice/5.1.6.2$Linux_X86_64 LibreOffice_project/10m0$Build-2</meta:generator>
    <meta:printed-by>User </meta:printed-by>
    <meta:print-date>2012-07-06T16:23:45</meta:print-date>
    <meta:document-statistic meta:table-count="0" meta:image-count="0" meta:object-count="0" meta:page-count="4" meta:paragraph-count="42" meta:word-count="1678" meta:character-count="9046" meta:non-whitespace-character-count="7353"/>
  </office:meta>
</office:document-meta>
</file>